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278cm" fo:min-width="3.564cm"/>
    </style:style>
    <style:style style:name="gr3" style:family="graphic" style:parent-style-name="standard">
      <style:graphic-properties draw:fill-color="#ff6d6d" draw:textarea-horizontal-align="justify" draw:textarea-vertical-align="middle" draw:auto-grow-height="false" fo:min-height="1.278cm" fo:min-width="3.564cm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1.278cm" fo:min-width="4.802cm"/>
    </style:style>
    <style:style style:name="gr5" style:family="graphic" style:parent-style-name="standard">
      <style:graphic-properties svg:stroke-color="#000000" draw:marker-end="Arrow" draw:fill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278cm" fo:min-width="4.7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3.306cm" fo:min-width="8.39cm"/>
    </style:style>
    <style:style style:name="gr11" style:family="graphic" style:parent-style-name="standard">
      <style:graphic-properties draw:fill-color="#d4ea6b" draw:textarea-horizontal-align="justify" draw:textarea-vertical-align="middle" draw:auto-grow-height="false" fo:min-height="3.306cm" fo:min-width="8.39cm"/>
    </style:style>
    <style:style style:name="gr12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0.614cm" fo:min-width="2.954cm"/>
    </style:style>
    <style:style style:name="gr14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5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0.602cm" fo:min-width="2.955cm"/>
    </style:style>
    <style:style style:name="gr17" style:family="graphic" style:parent-style-name="standard">
      <style:graphic-properties svg:stroke-width="0.254cm" svg:stroke-color="#c9211e" draw:marker-start-width="0.584cm" draw:marker-end-width="0.584cm" draw:fill-color="#ffa6a6" draw:textarea-horizontal-align="justify" draw:textarea-vertical-align="middle" draw:auto-grow-height="false" fo:min-height="0.36cm" fo:min-width="2.7cm" fo:padding-top="0.252cm" fo:padding-bottom="0.252cm" fo:padding-left="0.377cm" fo:padding-right="0.377cm"/>
    </style:style>
    <style:style style:name="gr18" style:family="graphic" style:parent-style-name="standard">
      <style:graphic-properties draw:fill-color="#ffa6a6" draw:textarea-horizontal-align="justify" draw:textarea-vertical-align="middle" draw:auto-grow-height="false" fo:min-height="0.614cm" fo:min-width="2.954cm"/>
    </style:style>
    <style:style style:name="gr19" style:family="graphic" style:parent-style-name="standard">
      <style:graphic-properties draw:fill-color="#ffa6a6" draw:textarea-horizontal-align="justify" draw:textarea-vertical-align="middle" draw:auto-grow-height="false" fo:min-height="0.61cm" fo:min-width="2.954cm"/>
    </style:style>
    <style:style style:name="gr20" style:family="graphic" style:parent-style-name="standard" style:list-style-name="L1">
      <style:graphic-properties svg:stroke-color="#3465a4" draw:fill-color="#b4c7dc" draw:textarea-horizontal-align="justify" draw:textarea-vertical-align="middle" draw:auto-grow-height="false" fo:min-height="0.614cm" fo:min-width="2.954cm"/>
    </style:style>
    <style:style style:name="gr21" style:family="graphic" style:parent-style-name="standard">
      <style:graphic-properties svg:stroke-color="#3465a4" draw:fill-color="#b4c7dc" draw:textarea-horizontal-align="justify" draw:textarea-vertical-align="middle" draw:auto-grow-height="false" fo:min-height="0.614cm" fo:min-width="2.954cm"/>
    </style:style>
    <style:style style:name="gr22" style:family="graphic" style:parent-style-name="standard">
      <style:graphic-properties svg:stroke-color="#e6e905" draw:fill-color="#ffffa6" draw:textarea-horizontal-align="justify" draw:textarea-vertical-align="middle" draw:auto-grow-height="false" fo:min-height="0.614cm" fo:min-width="2.9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4" style:family="graphic" style:parent-style-name="standard">
      <style:graphic-properties draw:stroke="none" svg:stroke-color="#000000" draw:fill="none" draw:fill-color="#d4ea6b" draw:auto-grow-height="true" draw:auto-grow-width="false" fo:max-height="0cm" fo:min-height="0.981cm"/>
    </style:style>
    <style:style style:name="gr25" style:family="graphic" style:parent-style-name="standard">
      <style:graphic-properties svg:stroke-color="#3465a4" draw:fill="solid" draw:fill-color="#5983b0" draw:textarea-horizontal-align="justify" draw:textarea-vertical-align="middle" draw:auto-grow-height="false" fo:min-height="0.614cm" fo:min-width="2.954cm"/>
    </style:style>
    <style:style style:name="gr26" style:family="graphic" style:parent-style-name="standard">
      <style:graphic-properties svg:stroke-color="#e6e905" draw:fill="solid" draw:fill-color="#ffff38" draw:textarea-horizontal-align="justify" draw:textarea-vertical-align="middle" draw:auto-grow-height="false" fo:min-height="0.614cm" fo:min-width="2.954cm"/>
    </style:style>
    <style:style style:name="gr27" style:family="graphic" style:parent-style-name="standard">
      <style:graphic-properties draw:fill-color="#ff6d6d" draw:textarea-horizontal-align="justify" draw:textarea-vertical-align="middle" draw:auto-grow-height="false" fo:min-height="1.278cm" fo:min-width="3.184cm"/>
    </style:style>
    <style:style style:name="gr28" style:family="graphic" style:parent-style-name="standard">
      <style:graphic-properties draw:fill-color="#ff6d6d" draw:textarea-horizontal-align="justify" draw:textarea-vertical-align="middle" draw:auto-grow-height="false" fo:min-height="1.278cm" fo:min-width="3.0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30" style:family="graphic" style:parent-style-name="standard" style:list-style-name="L1">
      <style:graphic-properties svg:stroke-color="#ffffd7" draw:fill-color="#ffffa6" draw:textarea-horizontal-align="justify" draw:textarea-vertical-align="middle" draw:auto-grow-height="false" fo:min-height="0.787cm" fo:min-width="3.7cm"/>
    </style:style>
    <style:style style:name="gr31" style:family="graphic" style:parent-style-name="standard">
      <style:graphic-properties svg:stroke-color="#ffffd7" draw:fill-color="#ffffa6" draw:textarea-horizontal-align="justify" draw:textarea-vertical-align="middle" draw:auto-grow-height="false" fo:min-height="0.787cm" fo:min-width="4.8cm"/>
    </style:style>
    <style:style style:name="gr32" style:family="graphic" style:parent-style-name="standard">
      <style:graphic-properties svg:stroke-color="#3465a4" draw:fill-color="#b4c7dc" draw:textarea-horizontal-align="justify" draw:textarea-vertical-align="middle" draw:auto-grow-height="false" fo:min-height="0.787cm" fo:min-width="3.692cm"/>
    </style:style>
    <style:style style:name="gr33" style:family="graphic" style:parent-style-name="standard">
      <style:graphic-properties svg:stroke-color="#ffffff" draw:fill-color="#b4c7dc" draw:textarea-horizontal-align="justify" draw:textarea-vertical-align="middle" draw:auto-grow-height="false" fo:min-height="0.787cm" fo:min-width="3.692cm"/>
    </style:style>
    <style:style style:name="gr34" style:family="graphic" style:parent-style-name="standard">
      <style:graphic-properties svg:stroke-width="0.254cm" svg:stroke-color="#3465a4" draw:marker-start-width="0.584cm" draw:marker-end-width="0.584cm" draw:fill-color="#ffa6a6" draw:textarea-horizontal-align="justify" draw:textarea-vertical-align="middle" draw:auto-grow-height="false" fo:min-height="0.487cm" fo:min-width="2.853cm" fo:padding-top="0.252cm" fo:padding-bottom="0.252cm" fo:padding-left="0.377cm" fo:padding-right="0.377cm"/>
    </style:style>
    <style:style style:name="gr35" style:family="graphic" style:parent-style-name="standard">
      <style:graphic-properties svg:stroke-color="#ffffd7" draw:fill-color="#ffffa6" draw:textarea-horizontal-align="justify" draw:textarea-vertical-align="middle" draw:auto-grow-height="false" fo:min-height="0.787cm" fo:min-width="3.692cm"/>
    </style:style>
    <style:style style:name="gr36" style:family="graphic" style:parent-style-name="standard">
      <style:graphic-properties svg:stroke-width="0.254cm" svg:stroke-color="#ffffd7" draw:marker-start-width="0.584cm" draw:marker-end-width="0.584cm" draw:fill-color="#ffffa6" draw:textarea-horizontal-align="justify" draw:textarea-vertical-align="middle" draw:auto-grow-height="false" fo:min-height="0.533cm" fo:min-width="4.298cm" fo:padding-top="0.252cm" fo:padding-bottom="0.252cm" fo:padding-left="0.377cm" fo:padding-right="0.377cm"/>
    </style:style>
    <style:style style:name="gr37" style:family="graphic" style:parent-style-name="standard">
      <style:graphic-properties draw:fill-color="#ffa6a6" draw:textarea-horizontal-align="justify" draw:textarea-vertical-align="middle" draw:auto-grow-height="false" fo:min-height="0.753cm" fo:min-width="3.114cm"/>
    </style:style>
    <style:style style:name="gr38" style:family="graphic" style:parent-style-name="standard">
      <style:graphic-properties draw:fill-color="#ffa6a6" draw:textarea-horizontal-align="justify" draw:textarea-vertical-align="middle" draw:auto-grow-height="false" fo:min-height="0.741cm" fo:min-width="3.107cm"/>
    </style:style>
    <style:style style:name="gr39" style:family="graphic" style:parent-style-name="standard">
      <style:graphic-properties draw:fill-color="#ffa6a6" draw:textarea-horizontal-align="justify" draw:textarea-vertical-align="middle" draw:auto-grow-height="false" fo:min-height="0.753cm" fo:min-width="4.508cm"/>
    </style:style>
    <style:style style:name="gr40" style:family="graphic" style:parent-style-name="standard">
      <style:graphic-properties draw:fill-color="#ffa6a6" draw:textarea-horizontal-align="justify" draw:textarea-vertical-align="middle" draw:auto-grow-height="false" fo:min-height="0.753cm" fo:min-width="4.516cm"/>
    </style:style>
    <style:style style:name="gr41" style:family="graphic" style:parent-style-name="standard">
      <style:graphic-properties draw:fill-color="#ffa6a6" draw:textarea-horizontal-align="justify" draw:textarea-vertical-align="middle" draw:auto-grow-height="false" fo:min-height="0.753cm" fo:min-width="4.014cm"/>
    </style:style>
    <style:style style:name="gr42" style:family="graphic" style:parent-style-name="standard">
      <style:graphic-properties draw:fill-color="#ffa6a6" draw:textarea-horizontal-align="justify" draw:textarea-vertical-align="middle" draw:auto-grow-height="false" fo:min-height="0.753cm" fo:min-width="4cm"/>
    </style:style>
    <style:style style:name="gr43" style:family="graphic" style:parent-style-name="standard">
      <style:graphic-properties draw:fill-color="#ffa6a6" draw:textarea-horizontal-align="justify" draw:textarea-vertical-align="middle" draw:auto-grow-height="false" fo:min-height="0.753cm" fo:min-width="4.514cm"/>
    </style:style>
    <style:style style:name="gr44" style:family="graphic" style:parent-style-name="standard">
      <style:graphic-properties svg:stroke-color="#443205" draw:fill-color="#ffffff" draw:textarea-horizontal-align="justify" draw:textarea-vertical-align="middle" draw:auto-grow-height="false" fo:min-height="3.052cm" fo:min-width="3.056cm"/>
    </style:style>
    <style:style style:name="gr45" style:family="graphic" style:parent-style-name="objectwithoutfill">
      <style:graphic-properties svg:stroke-color="#443205" draw:marker-end="Arrow" draw:marker-end-width="0.3cm" draw:fill="solid" draw:textarea-vertical-align="middle" fo:padding-bottom="-0.33cm"/>
    </style:style>
    <style:style style:name="gr46" style:family="graphic" style:parent-style-name="objectwithoutfill">
      <style:graphic-properties svg:stroke-color="#443205" draw:marker-end="Arrow" draw:marker-end-width="0.3cm" draw:fill="solid" draw:textarea-horizontal-align="left" draw:textarea-vertical-align="middle" fo:padding-bottom="-0.33cm" fo:padding-left="0cm" fo:padding-right="0.762cm"/>
    </style:style>
    <style:style style:name="gr47" style:family="graphic" style:parent-style-name="standard">
      <style:graphic-properties svg:stroke-color="#443205" draw:fill-color="#ffffff" draw:textarea-horizontal-align="justify" draw:textarea-vertical-align="middle" draw:auto-grow-height="false" fo:min-height="2.29cm" fo:min-width="3.056cm"/>
    </style:style>
    <style:style style:name="gr48" style:family="graphic" style:parent-style-name="standard">
      <style:graphic-properties svg:stroke-color="#443205" draw:fill-color="#ffffff" draw:textarea-horizontal-align="justify" draw:textarea-vertical-align="middle" draw:auto-grow-height="false" fo:min-height="2.374cm" fo:min-width="3.056cm"/>
    </style:style>
    <style:style style:name="gr49" style:family="graphic" style:parent-style-name="standard">
      <style:graphic-properties svg:stroke-color="#443205" draw:marker-start="Arrow" draw:marker-start-width="0.305cm" draw:textarea-vertical-align="middle"/>
    </style:style>
    <style:style style:name="gr50" style:family="graphic" style:parent-style-name="standard">
      <style:graphic-properties draw:stroke="none" draw:fill="none" fo:min-height="0.476cm"/>
    </style:style>
    <style:style style:name="gr51" style:family="graphic" style:parent-style-name="standard">
      <style:graphic-properties draw:fill="solid" draw:fill-color="#81aca6" draw:textarea-horizontal-align="justify" draw:textarea-vertical-align="middle" draw:auto-grow-height="false" fo:min-height="7.27cm" fo:min-width="26.678cm"/>
    </style:style>
    <style:style style:name="gr52" style:family="graphic" style:parent-style-name="standard">
      <style:graphic-properties draw:fill="solid" draw:fill-color="#729fcf" draw:textarea-horizontal-align="justify" draw:textarea-vertical-align="middle" draw:auto-grow-height="false" fo:min-height="6.354cm" fo:min-width="26.678cm"/>
    </style:style>
    <style:style style:name="gr53" style:family="graphic" style:parent-style-name="standard">
      <style:graphic-properties svg:stroke-color="#443205" draw:fill-color="#ffffff" draw:textarea-horizontal-align="justify" draw:textarea-vertical-align="middle" draw:auto-grow-height="false" fo:min-height="2.374cm" fo:min-width="2.444cm"/>
    </style:style>
    <style:style style:name="gr54" style:family="graphic" style:parent-style-name="standard">
      <style:graphic-properties svg:stroke-color="#443205" draw:fill-color="#ffffff" draw:textarea-horizontal-align="justify" draw:textarea-vertical-align="middle" draw:auto-grow-height="false" fo:min-height="4.068cm" fo:min-width="2.444cm"/>
    </style:style>
    <style:style style:name="gr55" style:family="graphic" style:parent-style-name="standard">
      <style:graphic-properties svg:stroke-color="#443205" draw:marker-start="" draw:marker-start-width="0.254cm" draw:marker-end="Arrow" draw:marker-end-width="0.254cm" draw:textarea-vertical-align="middle"/>
    </style:style>
    <style:style style:name="gr56" style:family="graphic" style:parent-style-name="standard">
      <style:graphic-properties draw:stroke="none" draw:fill="none" fo:min-height="0.949cm"/>
    </style:style>
    <style:style style:name="gr57" style:family="graphic" style:parent-style-name="standard">
      <style:graphic-properties svg:stroke-color="#000000" draw:marker-end="Arrow" draw:marker-end-width="0.254cm" draw:textarea-vertical-align="middle"/>
    </style:style>
    <style:style style:name="gr58" style:family="graphic" style:parent-style-name="standard">
      <style:graphic-properties draw:stroke="none" draw:fill="none" fo:min-height="0.95cm"/>
    </style:style>
    <style:style style:name="gr59" style:family="graphic" style:parent-style-name="standard">
      <style:graphic-properties draw:stroke="none" draw:fill="none" fo:min-height="0.761cm"/>
    </style:style>
    <style:style style:name="gr60" style:family="graphic" style:parent-style-name="standard">
      <style:graphic-properties draw:stroke="none" draw:fill="none" fo:min-height="1.227cm"/>
    </style:style>
    <style:style style:name="gr61" style:family="graphic" style:parent-style-name="standard">
      <style:graphic-properties svg:stroke-color="#000000" draw:marker-end="Arrow" draw:marker-end-width="0.305cm" draw:textarea-vertical-align="middle"/>
    </style:style>
    <style:style style:name="gr62" style:family="graphic" style:parent-style-name="standard">
      <style:graphic-properties draw:stroke="none" draw:fill="none" fo:min-height="1.734cm"/>
    </style:style>
    <style:style style:name="gr63" style:family="graphic" style:parent-style-name="standard">
      <style:graphic-properties svg:stroke-color="#443205" draw:fill-color="#ffffff" draw:textarea-horizontal-align="justify" draw:textarea-vertical-align="middle" draw:auto-grow-height="false" fo:min-height="1.342cm" fo:min-width="3.0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6" style:family="graphic" style:parent-style-name="standard">
      <style:graphic-properties svg:stroke-color="#443205" draw:fill-color="#ffffff" draw:textarea-horizontal-align="justify" draw:textarea-vertical-align="middle" draw:auto-grow-height="false" fo:min-height="3.814cm" fo:min-width="6.75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d4ea6b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6d6d"/>
      <style:paragraph-properties fo:margin-left="0cm" fo:margin-right="0cm" fo:text-align="center" fo:text-indent="0cm"/>
      <style:text-properties style:font-name="Liberation Sans" fo:font-size="11pt" style:letter-kerning="true" style:font-name-asian="Noto Sans CJK SC Regular" style:font-size-asian="18pt" style:font-name-complex="Lohit Devanagari2" style:font-size-complex="18pt"/>
    </style:style>
    <style:style style:name="P11" style:family="paragraph">
      <loext:graphic-properties draw:fill-color="#ff6d6d"/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12" style:family="paragraph">
      <loext:graphic-properties draw:fill-color="#ff6d6d"/>
      <style:paragraph-properties fo:text-align="center"/>
      <style:text-properties fo:font-size="11pt" style:font-size-asian="18pt" style:font-size-complex="18pt"/>
    </style:style>
    <style:style style:name="P13" style:family="paragraph">
      <loext:graphic-properties draw:fill-color="#77bc65"/>
      <style:paragraph-properties fo:text-align="center"/>
      <style:text-properties fo:font-size="13pt" style:font-size-asian="18pt" style:font-size-complex="18pt"/>
    </style:style>
    <style:style style:name="P14" style:family="paragraph">
      <loext:graphic-properties draw:fill-color="#ffa6a6"/>
      <style:paragraph-properties fo:text-align="center"/>
      <style:text-properties fo:font-size="11pt"/>
    </style:style>
    <style:style style:name="P15" style:family="paragraph">
      <loext:graphic-properties draw:fill-color="#ffa6a6"/>
      <style:paragraph-properties fo:text-align="center"/>
    </style:style>
    <style:style style:name="P16" style:family="paragraph">
      <loext:graphic-properties draw:fill-color="#ffa6a6"/>
      <style:paragraph-properties fo:text-align="center"/>
      <style:text-properties fo:font-size="11pt" style:font-size-asian="18pt" style:font-size-complex="18pt"/>
    </style:style>
    <style:style style:name="P17" style:family="paragraph">
      <loext:graphic-properties draw:fill-color="#b4c7dc"/>
      <style:paragraph-properties fo:margin-left="0cm" fo:margin-right="0cm" fo:text-align="center" fo:text-indent="0cm"/>
      <style:text-properties style:font-name="Liberation Sans" fo:font-size="11pt" style:letter-kerning="true" style:font-name-asian="Noto Sans CJK SC Regular" style:font-size-asian="18pt" style:font-name-complex="Lohit Devanagari2" style:font-size-complex="18pt"/>
    </style:style>
    <style:style style:name="P18" style:family="paragraph">
      <loext:graphic-properties draw:fill-color="#b4c7dc"/>
      <style:paragraph-properties fo:text-align="center"/>
      <style:text-properties fo:font-size="11pt" style:font-size-asian="18pt" style:font-size-complex="18pt"/>
    </style:style>
    <style:style style:name="P19" style:family="paragraph">
      <loext:graphic-properties draw:fill-color="#ffffa6"/>
      <style:paragraph-properties fo:text-align="center"/>
      <style:text-properties fo:font-size="11pt" style:font-size-asian="18pt" style:font-size-complex="18pt"/>
    </style:style>
    <style:style style:name="P20" style:family="paragraph">
      <loext:graphic-properties draw:fill-color="#77bc65"/>
      <style:paragraph-properties fo:text-align="center"/>
      <style:text-properties fo:font-size="11pt" style:font-size-asian="18pt" style:font-size-complex="18pt"/>
    </style:style>
    <style:style style:name="P21" style:family="paragraph">
      <loext:graphic-properties draw:fill="none" draw:fill-color="#d4ea6b"/>
    </style:style>
    <style:style style:name="P22" style:family="paragraph">
      <loext:graphic-properties draw:fill="solid" draw:fill-color="#5983b0"/>
      <style:paragraph-properties fo:text-align="center"/>
      <style:text-properties fo:font-size="11pt" style:font-size-asian="18pt" style:font-size-complex="18pt"/>
    </style:style>
    <style:style style:name="P23" style:family="paragraph">
      <loext:graphic-properties draw:fill="solid" draw:fill-color="#ffff38"/>
      <style:paragraph-properties fo:text-align="center"/>
      <style:text-properties fo:font-size="11pt" style:font-size-asian="18pt" style:font-size-complex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-color="#ff6d6d"/>
      <style:paragraph-properties fo:text-align="center"/>
      <style:text-properties fo:font-size="18pt"/>
    </style:style>
    <style:style style:name="P26" style:family="paragraph">
      <loext:graphic-properties draw:fill-color="#ff6d6d"/>
      <style:paragraph-properties fo:text-align="center"/>
      <style:text-properties fo:font-size="13pt" style:font-size-asian="18pt" style:font-size-complex="18pt"/>
    </style:style>
    <style:style style:name="P27" style:family="paragraph">
      <loext:graphic-properties draw:fill-color="#77bc65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ffffa6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Lohit Devanagari2" style:font-size-complex="18pt"/>
    </style:style>
    <style:style style:name="P31" style:family="paragraph">
      <loext:graphic-properties draw:fill-color="#ffffa6"/>
      <style:paragraph-properties fo:text-align="center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none"/>
    </style:style>
    <style:style style:name="P36" style:family="paragraph">
      <loext:graphic-properties draw:fill="solid" draw:fill-color="#81aca6"/>
      <style:paragraph-properties fo:text-align="center"/>
    </style:style>
    <style:style style:name="P37" style:family="paragraph">
      <loext:graphic-properties draw:fill="solid" draw:fill-color="#729fcf"/>
      <style:paragraph-properties fo:text-align="center"/>
    </style:style>
    <style:style style:name="P38" style:family="paragraph">
      <loext:graphic-properties draw:fill="none" draw:fill-color="#ffffff"/>
      <style:text-properties fo:text-transform="uppercase" fo:font-size="24pt" style:font-size-asian="18pt" style:font-size-complex="18pt"/>
    </style:style>
    <style:style style:name="P39" style:family="paragraph">
      <loext:graphic-properties draw:fill="none" draw:fill-color="#ffffff"/>
      <style:text-properties style:font-name="Liberation Serif" style:font-name-complex="Liberation Serif"/>
    </style:style>
    <style:style style:name="T1" style:family="text">
      <style:text-properties style:font-name="Liberation Sans" fo:font-size="11pt" style:letter-kerning="true" style:font-name-asian="Noto Sans CJK SC Regular" style:font-size-asian="18pt" style:font-name-complex="Lohit Devanagari2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1pt"/>
    </style:style>
    <style:style style:name="T5" style:family="text">
      <style:text-properties fo:font-size="18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Lohit Devanagari2" style:font-size-complex="18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style:text-position="sub 58%" fo:font-size="12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12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text-transform="uppercase" fo:font-size="24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47cm" svg:y1="13.17cm" svg:x2="26.124cm" svg:y2="13.17cm">
          <text:p/>
        </draw:line>
        <draw:custom-shape draw:style-name="gr2" draw:text-style-name="P2" xml:id="id3" draw:id="id3" draw:layer="layout" svg:width="4.064cm" svg:height="1.528cm" svg:x="15.152cm" svg:y="13.604cm">
          <text:p text:style-name="P2">big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064cm" svg:height="1.528cm" svg:x="9.194cm" svg:y="13.604cm">
          <text:p text:style-name="P2">zutil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47cm" svg:y1="2.67cm" svg:x2="26.124cm" svg:y2="2.67cm">
          <text:p/>
        </draw:line>
        <draw:custom-shape draw:style-name="gr3" draw:text-style-name="P3" xml:id="id1" draw:id="id1" draw:layer="layout" svg:width="4.064cm" svg:height="1.528cm" svg:x="12.242cm" svg:y="8.53cm">
          <text:p text:style-name="P2">zfield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302cm" svg:height="1.528cm" svg:x="8.762cm" svg:y="5.243cm">
          <text:p text:style-name="P2">z2field_elem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064cm" svg:height="1.528cm" svg:x="14.942cm" svg:y="5.243cm">
          <text:p text:style-name="P2">zpoly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064cm" svg:height="1.528cm" svg:x="4.808cm" svg:y="3.272cm">
          <text:p text:style-name="P2">ec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-0.135cm" svg:x1="14.274cm" svg:y1="10.058cm" svg:x2="11.226cm" svg:y2="13.604cm" draw:start-shape="id1" draw:start-glue-point="2" draw:end-shape="id2" draw:end-glue-point="0" svg:d="M14274 10058v1638h-3048v1908" svg:viewBox="0 0 3049 3547">
          <text:p/>
        </draw:connector>
        <draw:connector draw:style-name="gr6" draw:text-style-name="P1" draw:layer="layout" draw:line-skew="-0.135cm" svg:x1="14.274cm" svg:y1="10.058cm" svg:x2="17.184cm" svg:y2="13.604cm" draw:start-shape="id1" draw:start-glue-point="2" draw:end-shape="id3" draw:end-glue-point="0" svg:d="M14274 10058v1638h2910v1908" svg:viewBox="0 0 2911 3547">
          <text:p/>
        </draw:connector>
        <draw:connector draw:style-name="gr6" draw:text-style-name="P1" draw:layer="layout" svg:x1="11.413cm" svg:y1="6.771cm" svg:x2="14.274cm" svg:y2="8.53cm" draw:start-shape="id4" draw:start-glue-point="2" draw:end-shape="id1" draw:end-glue-point="0" svg:d="M11413 6771v880h2861v879" svg:viewBox="0 0 2862 1760">
          <text:p/>
        </draw:connector>
        <draw:connector draw:style-name="gr6" draw:text-style-name="P1" draw:layer="layout" svg:x1="16.974cm" svg:y1="6.771cm" svg:x2="14.274cm" svg:y2="8.53cm" draw:start-shape="id5" draw:start-glue-point="2" draw:end-shape="id1" draw:end-glue-point="0" svg:d="M16974 6771v880h-2700v879" svg:viewBox="0 0 2701 1760">
          <text:p/>
        </draw:connector>
        <draw:connector draw:style-name="gr6" draw:text-style-name="P1" draw:layer="layout" svg:x1="6.84cm" svg:y1="4.8cm" svg:x2="8.762cm" svg:y2="6.007cm" draw:start-shape="id6" draw:start-glue-point="2" draw:end-shape="id4" svg:d="M6840 4800v1207h1922" svg:viewBox="0 0 1923 1208">
          <text:p/>
        </draw:connector>
        <draw:connector draw:style-name="gr6" draw:text-style-name="P1" draw:layer="layout" svg:x1="6.84cm" svg:y1="4.8cm" svg:x2="12.242cm" svg:y2="9.294cm" draw:start-shape="id6" draw:start-glue-point="2" draw:end-shape="id1" draw:end-glue-point="3" svg:d="M6840 4800v4494h5402" svg:viewBox="0 0 5403 4495">
          <text:p/>
        </draw:connector>
        <draw:custom-shape draw:style-name="gr7" draw:text-style-name="P5" draw:layer="layout" svg:width="5.298cm" svg:height="1.528cm" svg:x="8.908cm" svg:y="0.872cm">
          <text:p text:style-name="P2">groth_protocol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064cm" svg:height="1.673cm" svg:x="0.254cm" svg:y="0.867cm">
          <draw:text-box>
            <text:p>Application Layer</text:p>
          </draw:text-box>
        </draw:frame>
        <draw:frame draw:style-name="gr8" draw:text-style-name="P6" draw:layer="layout" svg:width="4.826cm" svg:height="1.673cm" svg:x="0.254cm" svg:y="9.352cm">
          <draw:text-box>
            <text:p>Core Layer</text:p>
          </draw:text-box>
        </draw:frame>
        <draw:frame draw:style-name="gr8" draw:text-style-name="P6" draw:layer="layout" svg:width="4.826cm" svg:height="1.673cm" svg:x="0.068cm" svg:y="13.567cm">
          <draw:text-box>
            <text:p>Infrastructure Layer</text:p>
          </draw:text-box>
        </draw:frame>
        <draw:line draw:style-name="gr1" draw:text-style-name="P1" draw:layer="layout" svg:x1="0.47cm" svg:y1="10.37cm" svg:x2="26.124cm" svg:y2="10.37cm">
          <text:p/>
        </draw:line>
        <draw:frame draw:style-name="gr8" draw:text-style-name="P6" draw:layer="layout" svg:width="4.826cm" svg:height="1.673cm" svg:x="0.254cm" svg:y="12.176cm">
          <draw:text-box>
            <text:p>Service Layer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polygon draw:style-name="gr10" draw:text-style-name="P2" draw:layer="layout" svg:width="11.153cm" svg:height="2.925cm" svg:x="11.748cm" svg:y="12.7cm" svg:viewBox="0 0 11154 2926" draw:points="0,2926 0,0 11154,0 11154,2926">
          <text:p/>
        </draw:polygon>
        <draw:polygon draw:style-name="gr10" draw:text-style-name="P2" draw:layer="layout" svg:width="7.365cm" svg:height="2.265cm" svg:x="10.16cm" svg:y="10.16cm" svg:viewBox="0 0 7366 2266" draw:points="0,2266 0,0 7366,0 7366,2266">
          <text:p/>
        </draw:polygon>
        <draw:polygon draw:style-name="gr11" draw:text-style-name="P8" draw:layer="layout" svg:width="7.465cm" svg:height="2.435cm" svg:x="4.826cm" svg:y="0.104cm" svg:viewBox="0 0 7466 2436" draw:points="0,2436 0,0 7466,0 7466,2436">
          <text:p/>
        </draw:polygon>
        <draw:polygon draw:style-name="gr10" draw:text-style-name="P2" draw:layer="layout" svg:width="22.273cm" svg:height="3.291cm" svg:x="5.08cm" svg:y="2.904cm" svg:viewBox="0 0 22274 3292" draw:points="0,3292 0,0 22274,0 22274,3292">
          <text:p/>
        </draw:polygon>
        <draw:polygon draw:style-name="gr11" draw:text-style-name="P8" draw:layer="layout" svg:width="8.889cm" svg:height="3.555cm" svg:x="4.848cm" svg:y="6.27cm" svg:viewBox="0 0 8890 3556" draw:points="0,3556 0,0 8890,0 8890,3556">
          <text:p/>
        </draw:polygon>
        <draw:line draw:style-name="gr1" draw:text-style-name="P1" draw:layer="layout" svg:x1="16.47cm" svg:y1="0.508cm" svg:x2="16.47cm" svg:y2="14.986cm">
          <text:p/>
        </draw:line>
        <draw:custom-shape draw:style-name="gr12" draw:text-style-name="P10" draw:layer="layout" svg:width="3.454cm" svg:height="0.864cm" svg:x="5.313cm" svg:y="8.704cm">
          <text:p text:style-name="P9"><text:span text:style-name="T1">big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54cm" svg:height="0.864cm" svg:x="9.12cm" svg:y="8.708cm">
          <text:p text:style-name="P9"><text:span text:style-name="T1">zutil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454cm" svg:height="0.864cm" svg:x="5.36cm" svg:y="7.527cm">
          <text:p text:style-name="P9"><text:span text:style-name="T1">zfiel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54cm" svg:height="0.864cm" svg:x="9.115cm" svg:y="7.554cm">
          <text:p text:style-name="P2"><text:span text:style-name="T2">z2field_ele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54cm" svg:height="0.864cm" svg:x="5.36cm" svg:y="6.368cm">
          <text:p text:style-name="P2"><text:span text:style-name="T2">zpoly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54cm" svg:height="0.864cm" svg:x="9.115cm" svg:y="6.368cm">
          <text:p text:style-name="P9"><text:span text:style-name="T1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064cm" svg:height="1.673cm" svg:x="0.254cm" svg:y="0.867cm">
          <draw:text-box>
            <text:p>Application Layer</text:p>
          </draw:text-box>
        </draw:frame>
        <draw:frame draw:style-name="gr8" draw:text-style-name="P6" draw:layer="layout" svg:width="4.826cm" svg:height="1.673cm" svg:x="0.354cm" svg:y="8.952cm">
          <draw:text-box>
            <text:p>Core Layer</text:p>
          </draw:text-box>
        </draw:frame>
        <draw:frame draw:style-name="gr8" draw:text-style-name="P6" draw:layer="layout" svg:width="4.826cm" svg:height="1.673cm" svg:x="0.368cm" svg:y="13.567cm">
          <draw:text-box>
            <text:p>Infrastructure Layer</text:p>
          </draw:text-box>
        </draw:frame>
        <draw:line draw:style-name="gr1" draw:text-style-name="P1" draw:layer="layout" svg:x1="0.47cm" svg:y1="9.97cm" svg:x2="27.687cm" svg:y2="9.906cm">
          <text:p/>
        </draw:line>
        <draw:frame draw:style-name="gr8" draw:text-style-name="P6" draw:layer="layout" svg:width="4.826cm" svg:height="1.673cm" svg:x="0.454cm" svg:y="11.576cm">
          <draw:text-box>
            <text:p>Service Layer</text:p>
          </draw:text-box>
        </draw:frame>
        <draw:custom-shape draw:style-name="gr17" draw:text-style-name="P14" draw:layer="layout" svg:width="3.454cm" svg:height="0.864cm" svg:x="5.299cm" svg:y="5.02cm">
          <text:p text:style-name="P2"><text:span text:style-name="T2">utils</text:span><text:span text:style-name="T4">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92cm" svg:y="2.963cm">
          <text:p text:style-name="P2"><text:span text:style-name="T2">ecbn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5.342cm" svg:y="3.975cm">
          <text:p text:style-name="P2"><text:span text:style-name="T2">ec2bn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84cm" svg:y="5.116cm">
          <text:p text:style-name="P2"><text:span text:style-name="T2">u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55cm" svg:y="4.012cm">
          <text:p text:style-name="P2"><text:span text:style-name="T2">zpo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0.118cm" svg:y="4.151cm">
          <text:p text:style-name="P2"><text:span text:style-name="T2">utils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16.618cm" svg:y="4.088cm">
          <text:p text:style-name="P2"><text:span text:style-name="T2">ecbn128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3.595cm" svg:y="5.227cm">
          <text:p text:style-name="P2"><text:span text:style-name="T2">ec2bn128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3.454cm" svg:height="0.86cm" draw:transform="skewX (-0.00122173047639603) rotate (-0.000872664625997355) translate (23.66cm 4.151cm)">
          <text:p text:style-name="P2"><text:span text:style-name="T2">u256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0.073cm" svg:y="5.188cm">
          <text:p text:style-name="P2"><text:span text:style-name="T2">zpoly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3.454cm" svg:height="0.86cm" draw:transform="skewX (-0.00122173047639603) rotate (-0.000872664625997355) translate (20.16cm 3.113cm)">
          <text:p text:style-name="P2"><text:span text:style-name="T2">z1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16.618cm" svg:y="3.113cm">
          <text:p text:style-name="P2"><text:span text:style-name="T2">z2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3.454cm" svg:height="0.864cm" svg:x="19.178cm" svg:y="14.349cm">
          <text:p text:style-name="P9"><text:span text:style-name="T1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3.454cm" svg:height="0.864cm" svg:x="14.678cm" svg:y="14.531cm">
          <text:p text:style-name="P2"><text:span text:style-name="T2">constan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454cm" svg:height="0.864cm" svg:x="14.678cm" svg:y="12.91cm">
          <text:p text:style-name="P2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454cm" svg:height="0.864cm" svg:x="14.038cm" svg:y="11.493cm">
          <text:p text:style-name="P2"><text:span text:style-name="T2">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3.454cm" svg:height="0.864cm" svg:x="5.388cm" svg:y="2.963cm">
          <text:p text:style-name="P9"><text:span text:style-name="T1">cusnarks_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7.687cm" svg:y1="0.509cm" svg:x2="27.687cm" svg:y2="14.987cm">
          <text:p/>
        </draw:line>
        <draw:frame draw:style-name="gr23" draw:text-style-name="P6" draw:layer="layout" svg:width="2.794cm" svg:height="1.165cm" svg:x="12.152cm" svg:y="0.154cm">
          <draw:text-box>
            <text:p>Host</text:p>
          </draw:text-box>
        </draw:frame>
        <draw:frame draw:style-name="gr23" draw:text-style-name="P6" draw:layer="layout" svg:width="4.448cm" svg:height="1.165cm" svg:x="18.411cm" svg:y="0.107cm">
          <draw:text-box>
            <text:p>Device</text:p>
          </draw:text-box>
        </draw:frame>
        <draw:line draw:style-name="gr1" draw:text-style-name="P1" draw:layer="layout" svg:x1="4.67cm" svg:y1="0.508cm" svg:x2="4.67cm" svg:y2="14.986cm">
          <text:p/>
        </draw:line>
        <draw:custom-shape draw:style-name="gr16" draw:text-style-name="P20" draw:layer="layout" svg:width="3.455cm" svg:height="0.852cm" svg:x="8.591cm" svg:y="1.426cm">
          <text:p text:style-name="P2"><text:span text:style-name="T2">groth_setup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794cm" svg:height="1.165cm" svg:x="9.052cm" svg:y="0.155cm">
          <draw:text-box>
            <text:p>Python</text:p>
          </draw:text-box>
        </draw:frame>
        <draw:frame draw:style-name="gr23" draw:text-style-name="P6" draw:layer="layout" svg:width="2.794cm" svg:height="1.165cm" svg:x="25.298cm" svg:y="2.948cm">
          <draw:text-box>
            <text:p>C/C++</text:p>
          </draw:text-box>
        </draw:frame>
        <draw:frame draw:style-name="gr24" draw:text-style-name="P21" draw:layer="layout" svg:width="2.794cm" svg:height="1.231cm" draw:transform="rotate (1.5707963267949) translate (12.7cm 9.144cm)">
          <draw:text-box>
            <text:p>Python</text:p>
          </draw:text-box>
        </draw:frame>
        <draw:frame draw:style-name="gr23" draw:text-style-name="P6" draw:layer="layout" svg:width="2.794cm" svg:height="1.165cm" svg:x="19.558cm" svg:y="12.805cm">
          <draw:text-box>
            <text:p>C/C++</text:p>
          </draw:text-box>
        </draw:frame>
        <draw:frame draw:style-name="gr23" draw:text-style-name="P6" draw:layer="layout" svg:width="2.794cm" svg:height="1.165cm" svg:x="14.558cm" svg:y="10.206cm">
          <draw:text-box>
            <text:p>C/C++</text:p>
          </draw:text-box>
        </draw:frame>
        <draw:line draw:style-name="gr1" draw:text-style-name="P1" draw:layer="layout" svg:x1="0.471cm" svg:y1="12.67cm" svg:x2="27.688cm" svg:y2="12.606cm">
          <text:p/>
        </draw:line>
        <draw:line draw:style-name="gr1" draw:text-style-name="P1" draw:layer="layout" svg:x1="0.472cm" svg:y1="2.67cm" svg:x2="27.689cm" svg:y2="2.606cm">
          <text:p/>
        </draw:line>
        <draw:polygon draw:style-name="gr11" draw:text-style-name="P8" draw:layer="layout" svg:width="8.889cm" svg:height="3.079cm" svg:x="4.848cm" svg:y="12.67cm" svg:viewBox="0 0 8890 3080" draw:points="0,3080 0,0 8890,0 8890,3080">
          <text:p/>
        </draw:polygon>
        <draw:custom-shape draw:style-name="gr25" draw:text-style-name="P22" draw:layer="layout" svg:width="3.454cm" svg:height="0.864cm" svg:x="7.378cm" svg:y="14.532cm">
          <text:p text:style-name="P2"><text:span text:style-name="T2">constants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3.454cm" svg:height="0.864cm" svg:x="7.378cm" svg:y="13.111cm">
          <text:p text:style-name="P2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454cm" svg:height="0.864cm" svg:x="10.438cm" svg:y="11.493cm">
          <text:p text:style-name="P2"><text:span text:style-name="T2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1" draw:text-style-name="P8" draw:layer="layout" svg:width="4.996cm" svg:height="2.339cm" svg:x="4.896cm" svg:y="10.106cm" svg:viewBox="0 0 4997 2340" draw:points="0,2340 0,0 4997,0 4997,2340">
          <text:p/>
        </draw:polygon>
        <draw:frame draw:style-name="gr23" draw:text-style-name="P6" draw:layer="layout" svg:width="2.794cm" svg:height="1.165cm" svg:x="11.358cm" svg:y="12.806cm">
          <draw:text-box>
            <text:p>Python</text:p>
          </draw:text-box>
        </draw:frame>
        <draw:frame draw:style-name="gr23" draw:text-style-name="P6" draw:layer="layout" svg:width="2.794cm" svg:height="1.165cm" draw:transform="rotate (1.58249003278326) translate (8.789cm 12.493cm)">
          <draw:text-box>
            <text:p>Python</text:p>
          </draw:text-box>
        </draw:frame>
        <draw:custom-shape draw:style-name="gr26" draw:text-style-name="P23" draw:layer="layout" svg:width="3.454cm" svg:height="0.864cm" svg:x="5.138cm" svg:y="11.393cm">
          <text:p text:style-name="P2"><text:span text:style-name="T2">json_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0.226cm">
          <text:p text:style-name="P2"><text:span text:style-name="T2">pysnark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454cm" svg:height="0.864cm" svg:x="5.138cm" svg:y="10.193cm">
          <text:p text:style-name="P2"><text:span text:style-name="T2">pysnarks_uti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0.47cm" svg:y1="13.17cm" svg:x2="26.124cm" svg:y2="13.17cm">
          <text:p/>
        </draw:line>
        <draw:custom-shape draw:style-name="gr2" draw:text-style-name="P24" draw:layer="layout" svg:width="4.064cm" svg:height="1.528cm" svg:x="10.752cm" svg:y="13.604cm">
          <text:p text:style-name="P2"><text:span text:style-name="T5">bigint</text:span></text:p>
          <draw:enhanced-geometry svg:viewBox="0 0 21600 21600" draw:type="rectangle" draw:enhanced-path="M 0 0 L 21600 0 21600 21600 0 21600 0 0 Z N"/>
        </draw:custom-shape>
        <draw:custom-shape draw:style-name="gr2" draw:text-style-name="P24" draw:layer="layout" svg:width="4.064cm" svg:height="1.528cm" svg:x="6.094cm" svg:y="13.604cm">
          <text:p text:style-name="P2"><text:span text:style-name="T5">zutil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47cm" svg:y1="2.67cm" svg:x2="26.124cm" svg:y2="2.67cm">
          <text:p/>
        </draw:line>
        <draw:custom-shape draw:style-name="gr3" draw:text-style-name="P25" draw:layer="layout" svg:width="4.064cm" svg:height="1.528cm" svg:x="4.442cm" svg:y="8.53cm">
          <text:p text:style-name="P2"><text:span text:style-name="T5">zfield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3.684cm" svg:height="1.528cm" svg:x="8.762cm" svg:y="8.543cm">
          <text:p text:style-name="P2"><text:span text:style-name="T3">z2field_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5" draw:layer="layout" svg:width="4.064cm" svg:height="1.528cm" svg:x="4.418cm" svg:y="6.854cm">
          <text:p text:style-name="P2"><text:span text:style-name="T5">zpoly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556cm" svg:height="1.528cm" svg:x="8.89cm" svg:y="6.854cm">
          <text:p text:style-name="P2"><text:span text:style-name="T5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7" draw:layer="layout" svg:width="5.298cm" svg:height="1.528cm" svg:x="8.908cm" svg:y="0.872cm">
          <text:p text:style-name="P2"><text:span text:style-name="T5">groth_protocol</text:span></text:p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4.064cm" svg:height="1.673cm" svg:x="0.254cm" svg:y="0.867cm">
          <draw:text-box>
            <text:p><text:span text:style-name="T5">Application Layer</text:span></text:p>
          </draw:text-box>
        </draw:frame>
        <draw:frame draw:style-name="gr8" draw:text-style-name="P28" draw:layer="layout" svg:width="4.826cm" svg:height="1.673cm" svg:x="0.254cm" svg:y="9.352cm">
          <draw:text-box>
            <text:p><text:span text:style-name="T5">Core Layer</text:span></text:p>
          </draw:text-box>
        </draw:frame>
        <draw:frame draw:style-name="gr8" draw:text-style-name="P28" draw:layer="layout" svg:width="4.826cm" svg:height="1.673cm" svg:x="0.068cm" svg:y="13.567cm">
          <draw:text-box>
            <text:p><text:span text:style-name="T5">Infrastructure Layer</text:span></text:p>
          </draw:text-box>
        </draw:frame>
        <draw:line draw:style-name="gr1" draw:text-style-name="P1" draw:layer="layout" svg:x1="0.47cm" svg:y1="10.37cm" svg:x2="26.124cm" svg:y2="10.37cm">
          <text:p/>
        </draw:line>
        <draw:frame draw:style-name="gr8" draw:text-style-name="P28" draw:layer="layout" svg:width="4.826cm" svg:height="1.673cm" svg:x="0.254cm" svg:y="12.176cm">
          <draw:text-box>
            <text:p><text:span text:style-name="T5">Service Lay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0.47cm" svg:y1="12.97cm" svg:x2="27.432cm" svg:y2="12.938cm">
          <text:p/>
        </draw:line>
        <draw:line draw:style-name="gr1" draw:text-style-name="P1" draw:layer="layout" svg:x1="0.47cm" svg:y1="2.47cm" svg:x2="27.686cm" svg:y2="2.594cm">
          <text:p/>
        </draw:line>
        <draw:frame draw:style-name="gr8" draw:text-style-name="P6" draw:layer="layout" svg:width="4.826cm" svg:height="1.673cm" svg:x="23.298cm" svg:y="0.962cm">
          <draw:text-box>
            <text:p>Application Layer</text:p>
          </draw:text-box>
        </draw:frame>
        <draw:frame draw:style-name="gr29" draw:text-style-name="P6" draw:layer="layout" svg:width="4.826cm" svg:height="1.075cm" svg:x="23.298cm" svg:y="6.063cm">
          <draw:text-box>
            <text:p>Core Layer</text:p>
          </draw:text-box>
        </draw:frame>
        <draw:frame draw:style-name="gr8" draw:text-style-name="P6" draw:layer="layout" svg:width="4.826cm" svg:height="1.673cm" svg:x="23.298cm" svg:y="13.664cm">
          <draw:text-box>
            <text:p>Infrastructure Layer</text:p>
          </draw:text-box>
        </draw:frame>
        <draw:line draw:style-name="gr1" draw:text-style-name="P1" draw:layer="layout" svg:x1="0.786cm" svg:y1="0.508cm" svg:x2="0.786cm" svg:y2="14.986cm">
          <text:p/>
        </draw:line>
        <draw:line draw:style-name="gr1" draw:text-style-name="P1" draw:layer="layout" svg:x1="22.886cm" svg:y1="0.508cm" svg:x2="22.886cm" svg:y2="14.986cm">
          <text:p/>
        </draw:line>
        <draw:line draw:style-name="gr1" draw:text-style-name="P1" draw:layer="layout" svg:x1="12.586cm" svg:y1="0.508cm" svg:x2="12.586cm" svg:y2="14.986cm">
          <text:p/>
        </draw:line>
        <draw:frame draw:style-name="gr23" draw:text-style-name="P6" draw:layer="layout" svg:width="2.794cm" svg:height="1.165cm" svg:x="6.01cm" svg:y="0.105cm">
          <draw:text-box>
            <text:p>Host</text:p>
          </draw:text-box>
        </draw:frame>
        <draw:frame draw:style-name="gr23" draw:text-style-name="P6" draw:layer="layout" svg:width="4.448cm" svg:height="1.165cm" svg:x="16.51cm" svg:y="0.106cm">
          <draw:text-box>
            <text:p>Device</text:p>
          </draw:text-box>
        </draw:frame>
        <draw:custom-shape draw:style-name="gr30" draw:text-style-name="P30" draw:layer="layout" svg:width="4.2cm" svg:height="1.037cm" svg:x="10.586cm" svg:y="9.86cm">
          <text:p text:style-name="P9"><text:span text:style-name="T6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5.3cm" svg:height="1.037cm" svg:x="4.786cm" svg:y="11.138cm">
          <text:p text:style-name="P2">r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2" draw:layer="layout" svg:width="4.192cm" svg:height="1.037cm" svg:x="10.594cm" svg:y="14.495cm">
          <text:p text:style-name="P2">constants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4.192cm" svg:height="1.037cm" svg:x="10.594cm" svg:y="13.274cm">
          <text:p text:style-name="P2">types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.607cm" svg:height="0.991cm" svg:x="1.036cm" svg:y="4.677cm">
          <text:p text:style-name="P2">utils_h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47cm" svg:y1="9.27cm" svg:x2="27.432cm" svg:y2="9.238cm">
          <text:p/>
        </draw:line>
        <draw:frame draw:style-name="gr29" draw:text-style-name="P6" draw:layer="layout" svg:width="4.826cm" svg:height="1.075cm" svg:x="23.298cm" svg:y="10.064cm">
          <draw:text-box>
            <text:p>Service Layer</text:p>
          </draw:text-box>
        </draw:frame>
        <draw:custom-shape draw:style-name="gr35" draw:text-style-name="P31" draw:layer="layout" svg:width="4.192cm" svg:height="1.037cm" svg:x="10.594cm" svg:y="11.209cm">
          <text:p text:style-name="P2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5.052cm" svg:height="1.037cm" svg:x="4.88cm" svg:y="9.86cm">
          <text:p text:style-name="P2">cusnarks_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3.614cm" svg:height="1.003cm" svg:x="0.992cm" svg:y="3.362cm">
          <text:p text:style-name="P2">ecbn1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4.817cm" svg:y="3.362cm">
          <text:p text:style-name="P2">ec2bn1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8.606cm" svg:y="3.362cm">
          <text:p text:style-name="P2">u25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4.792cm" svg:y="4.577cm">
          <text:p text:style-name="P2">zpo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5.008cm" svg:height="1.003cm" svg:x="12.792cm" svg:y="4.677cm">
          <text:p text:style-name="P2">utils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5.016cm" svg:height="1.003cm" svg:x="12.792cm" svg:y="5.977cm">
          <text:p text:style-name="P2">ecbn128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5.016cm" svg:height="1.003cm" svg:x="12.792cm" svg:y="7.177cm">
          <text:p text:style-name="P2">ec2bn128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14cm" svg:height="1.003cm" draw:transform="skewX (-0.0010471975511966) rotate (-0.000872664625997355) translate (18.192cm 4.677cm)">
          <text:p text:style-name="P2">u256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4.5cm" svg:height="1.003cm" svg:x="18.206cm" svg:y="5.977cm">
          <text:p text:style-name="P2">zpoly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14cm" svg:height="1.003cm" draw:transform="skewX (-0.0010471975511966) rotate (-0.000872664625997355) translate (18.192cm 3.377cm)">
          <text:p text:style-name="P2">z1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draw:layer="layout" svg:width="5.014cm" svg:height="1.003cm" svg:x="12.792cm" svg:y="3.377cm">
          <text:p text:style-name="P2">z2_devic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4" draw:text-style-name="P33" draw:layer="layout" svg:width="3.556cm" svg:height="3.302cm" svg:x="4.796cm" svg:y="5.588cm">
          <text:p text:style-name="P2">Trusted </text:p>
          <text:p text:style-name="P2">Setup</text:p>
          <draw:enhanced-geometry svg:viewBox="0 0 21600 21600" draw:type="rectangle" draw:enhanced-path="M 0 0 L 21600 0 21600 21600 0 21600 0 0 Z N"/>
        </draw:custom-shape>
        <draw:line draw:style-name="gr45" draw:text-style-name="P34" draw:layer="layout" svg:x1="0.732cm" svg:y1="6.604cm" svg:x2="4.796cm" svg:y2="6.604cm">
          <text:p text:style-name="P2"><text:span text:style-name="T7">constraints</text:span></text:p>
        </draw:line>
        <draw:line draw:style-name="gr45" draw:text-style-name="P34" draw:layer="layout" svg:x1="8.352cm" svg:y1="5.842cm" svg:x2="12.416cm" svg:y2="5.842cm">
          <text:p text:style-name="P2"><text:span text:style-name="T7">proving_key</text:span></text:p>
        </draw:line>
        <draw:line draw:style-name="gr46" draw:text-style-name="P34" draw:layer="layout" svg:x1="8.352cm" svg:y1="7.904cm" svg:x2="18.512cm" svg:y2="7.904cm">
          <text:p text:style-name="P2"><text:span text:style-name="T7"><text:s text:c="6"/></text:span><text:span text:style-name="T7">verification_key</text:span></text:p>
        </draw:line>
        <draw:custom-shape draw:style-name="gr47" draw:text-style-name="P33" draw:layer="layout" svg:width="3.556cm" svg:height="2.54cm" svg:x="12.416cm" svg:y="4.572cm">
          <text:p text:style-name="P2">Proof </text:p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48" draw:text-style-name="P33" xml:id="id7" draw:id="id7" draw:layer="layout" svg:width="3.556cm" svg:height="2.624cm" svg:x="18.516cm" svg:y="5.588cm">
          <text:p text:style-name="P2">Prover </text:p>
          <draw:enhanced-geometry svg:viewBox="0 0 21600 21600" draw:type="rectangle" draw:enhanced-path="M 0 0 L 21600 0 21600 21600 0 21600 0 0 Z N"/>
        </draw:custom-shape>
        <draw:connector draw:style-name="gr49" draw:text-style-name="P2" draw:layer="layout" draw:line-skew="1.392cm" svg:x1="18.516cm" svg:y1="6.9cm" svg:x2="12.669cm" svg:y2="3.515cm" draw:start-shape="id7" draw:start-glue-point="3" svg:d="M18516 6900h-1782v-3385h-4065" svg:viewBox="0 0 5848 3386">
          <text:p/>
        </draw:connector>
        <draw:frame draw:style-name="gr50" draw:text-style-name="P35" draw:layer="layout" svg:width="2.53cm" svg:height="0.726cm" svg:x="13.432cm" svg:y="3.492cm">
          <draw:text-box>
            <text:p><text:span text:style-name="T7">witness</text:span></text:p>
          </draw:text-box>
        </draw:frame>
        <draw:line draw:style-name="gr45" draw:text-style-name="P34" draw:layer="layout" svg:x1="22.072cm" svg:y1="6.096cm" svg:x2="25.908cm" svg:y2="6.123cm">
          <text:p text:style-name="P2"><text:span text:style-name="T7">proof</text:span></text:p>
        </draw:line>
        <draw:line draw:style-name="gr45" draw:text-style-name="P34" draw:layer="layout" svg:x1="22.072cm" svg:y1="6.953cm" svg:x2="25.908cm" svg:y2="6.931cm">
          <text:p text:style-name="P2"><text:span text:style-name="T7">public_data</text:span></text:p>
        </draw:line>
        <draw:line draw:style-name="gr45" draw:text-style-name="P34" draw:layer="layout" svg:x1="22.072cm" svg:y1="7.808cm" svg:x2="25.908cm" svg:y2="7.786cm">
          <text:p text:style-name="P2"><text:span text:style-name="T7">results</text:span></text:p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1" draw:text-style-name="P36" draw:layer="layout" svg:width="27.178cm" svg:height="7.52cm" svg:x="0.254cm" svg:y="7.6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27.178cm" svg:height="6.604cm" svg:x="0.254cm" svg:y="0.762cm">
          <text:p/>
          <draw:enhanced-geometry svg:viewBox="0 0 21600 21600" draw:type="rectangle" draw:enhanced-path="M 0 0 L 21600 0 21600 21600 0 21600 0 0 Z N"/>
        </draw:custom-shape>
        <draw:line draw:style-name="gr46" draw:text-style-name="P34" draw:layer="layout" svg:x1="7.952cm" svg:y1="11.904cm" svg:x2="11.036cm" svg:y2="11.904cm">
          <text:p text:style-name="P2"><text:span text:style-name="T7"><text:s text:c="6"/></text:span></text:p>
          <text:p text:style-name="P2"><text:span text:style-name="T7"/></text:p>
        </draw:line>
        <draw:custom-shape draw:style-name="gr48" draw:text-style-name="P33" xml:id="id10" draw:id="id10" draw:layer="layout" svg:width="3.556cm" svg:height="2.624cm" svg:x="10.936cm" svg:y="11.128cm">
          <text:p text:style-name="P2">QAP </text:p>
          <text:p text:style-name="P2">Reduction </text:p>
          <draw:enhanced-geometry svg:viewBox="0 0 21600 21600" draw:type="rectangle" draw:enhanced-path="M 0 0 L 21600 0 21600 21600 0 21600 0 0 Z N"/>
        </draw:custom-shape>
        <draw:custom-shape draw:style-name="gr48" draw:text-style-name="P33" xml:id="id8" draw:id="id8" draw:layer="layout" svg:width="3.556cm" svg:height="2.624cm" svg:x="0.436cm" svg:y="10.828cm">
          <text:p text:style-name="P2">Read</text:p>
          <text:p text:style-name="P2"><text:s/>Witness</text:p>
          <draw:enhanced-geometry svg:viewBox="0 0 21600 21600" draw:type="rectangle" draw:enhanced-path="M 0 0 L 21600 0 21600 21600 0 21600 0 0 Z N"/>
        </draw:custom-shape>
        <draw:custom-shape draw:style-name="gr53" draw:text-style-name="P33" xml:id="id11" draw:id="id11" draw:layer="layout" svg:width="2.944cm" svg:height="2.624cm" svg:x="14.736cm" svg:y="8.272cm">
          <text:p text:style-name="P2">FFT</text:p>
          <draw:enhanced-geometry svg:viewBox="0 0 21600 21600" draw:type="rectangle" draw:enhanced-path="M 0 0 L 21600 0 21600 21600 0 21600 0 0 Z N"/>
        </draw:custom-shape>
        <draw:custom-shape draw:style-name="gr54" draw:text-style-name="P33" xml:id="id13" draw:id="id13" draw:layer="layout" svg:width="2.944cm" svg:height="4.318cm" svg:x="21.932cm" svg:y="2.032cm">
          <text:p text:style-name="P2">Mexp</text:p>
          <draw:enhanced-geometry svg:viewBox="0 0 21600 21600" draw:type="rectangle" draw:enhanced-path="M 0 0 L 21600 0 21600 21600 0 21600 0 0 Z N"/>
        </draw:custom-shape>
        <draw:connector draw:style-name="gr55" draw:text-style-name="P2" draw:layer="layout" svg:x1="2.214cm" svg:y1="10.828cm" svg:x2="11.036cm" svg:y2="4.064cm" draw:start-shape="id8" draw:start-glue-point="0" draw:end-shape="id9" draw:end-glue-point="3" svg:d="M2214 10828v-6764h8822" svg:viewBox="0 0 8823 6765">
          <text:p/>
        </draw:connector>
        <draw:frame draw:style-name="gr56" draw:text-style-name="P35" draw:layer="layout" svg:width="2.104cm" svg:height="1.199cm" svg:x="2.214cm" svg:y="4.135cm">
          <draw:text-box>
            <text:p><text:span text:style-name="T7">z</text:span><text:span text:style-name="T8">i</text:span></text:p>
          </draw:text-box>
        </draw:frame>
        <draw:connector draw:style-name="gr57" draw:text-style-name="P2" draw:layer="layout" svg:x1="14.492cm" svg:y1="12.44cm" svg:x2="16.208cm" svg:y2="10.896cm" draw:start-shape="id10" draw:start-glue-point="1" draw:end-shape="id11" draw:end-glue-point="2" svg:d="M14492 12440h1716v-1544" svg:viewBox="0 0 1717 1545">
          <text:p/>
        </draw:connector>
        <draw:frame draw:style-name="gr56" draw:text-style-name="P35" draw:layer="layout" svg:width="3.911cm" svg:height="1.199cm" svg:x="14.799cm" svg:y="11.824cm">
          <draw:text-box>
            <text:p><text:span text:style-name="T7">pA_T, pB_T</text:span></text:p>
          </draw:text-box>
        </draw:frame>
        <draw:frame draw:style-name="gr58" draw:text-style-name="P35" draw:layer="layout" svg:width="2.794cm" svg:height="1.2cm" svg:x="4.064cm" svg:y="12.69cm">
          <draw:text-box>
            <text:p><text:span text:style-name="T7">z</text:span><text:span text:style-name="T8">i</text:span><text:span text:style-name="T7">, </text:span></text:p>
          </draw:text-box>
        </draw:frame>
        <draw:frame draw:style-name="gr59" draw:text-style-name="P35" draw:layer="layout" svg:width="1.288cm" svg:height="1.011cm" svg:x="20.28cm" svg:y="3.518cm">
          <draw:text-box>
            <text:p><text:span text:style-name="T7">pH</text:span></text:p>
          </draw:text-box>
        </draw:frame>
        <draw:connector draw:style-name="gr57" draw:text-style-name="P2" draw:layer="layout" draw:line-skew="1.701cm" svg:x1="6.096cm" svg:y1="12.266cm" svg:x2="23.404cm" svg:y2="6.35cm" draw:start-shape="id12" draw:start-glue-point="2" draw:end-shape="id13" draw:end-glue-point="2" svg:d="M6096 12266v2202h17308v-8118" svg:viewBox="0 0 17309 8119">
          <text:p/>
        </draw:connector>
        <draw:frame draw:style-name="gr56" draw:text-style-name="P35" draw:layer="layout" svg:width="3.911cm" svg:height="1.199cm" svg:x="15.139cm" svg:y="13.726cm">
          <draw:text-box>
            <text:p><text:span text:style-name="T7">hExps</text:span></text:p>
          </draw:text-box>
        </draw:frame>
        <draw:line draw:style-name="gr46" draw:text-style-name="P34" draw:layer="layout" svg:x1="18.288cm" svg:y1="2.794cm" svg:x2="21.994cm" svg:y2="2.794cm">
          <text:p text:style-name="P2"><text:span text:style-name="T7"><text:s text:c="6"/></text:span></text:p>
          <text:p text:style-name="P2"><text:span text:style-name="T7"/></text:p>
        </draw:line>
        <draw:frame draw:style-name="gr60" draw:text-style-name="P35" draw:layer="layout" svg:width="4.105cm" svg:height="1.477cm" svg:x="18.178cm" svg:y="2.124cm">
          <draw:text-box>
            <text:p><text:span text:style-name="T9">[A</text:span><text:span text:style-name="T10">r</text:span><text:span text:style-name="T11">]</text:span><text:span text:style-name="T10">1</text:span><text:span text:style-name="T9">, [B</text:span><text:span text:style-name="T10">i</text:span><text:span text:style-name="T11">]</text:span><text:span text:style-name="T10">1</text:span><text:span text:style-name="T9">, [B</text:span><text:span text:style-name="T10">s</text:span><text:span text:style-name="T11">]</text:span><text:span text:style-name="T10">2</text:span><text:span text:style-name="T9">, [C</text:span><text:span text:style-name="T11">]</text:span><text:span text:style-name="T10">1</text:span><text:span text:style-name="T9">, rs</text:span><text:span text:style-name="T12">[</text:span><text:span text:style-name="T13">δ]</text:span><text:span text:style-name="T14">1</text:span></text:p>
          </draw:text-box>
        </draw:frame>
        <draw:custom-shape draw:style-name="gr48" draw:text-style-name="P33" xml:id="id12" draw:id="id12" draw:layer="layout" svg:width="3.556cm" svg:height="2.624cm" svg:x="4.318cm" svg:y="9.642cm">
          <text:p text:style-name="P2">Read</text:p>
          <text:p text:style-name="P2"><text:s/>Proving Key</text:p>
          <draw:enhanced-geometry svg:viewBox="0 0 21600 21600" draw:type="rectangle" draw:enhanced-path="M 0 0 L 21600 0 21600 21600 0 21600 0 0 Z N"/>
        </draw:custom-shape>
        <draw:frame draw:style-name="gr56" draw:text-style-name="P35" draw:layer="layout" svg:width="3.567cm" svg:height="1.199cm" svg:x="8.117cm" svg:y="11.278cm">
          <draw:text-box>
            <text:p><text:span text:style-name="T7">R1CSA,</text:span></text:p>
            <text:p><text:span text:style-name="T7">R1CSB</text:span></text:p>
          </draw:text-box>
        </draw:frame>
        <draw:connector draw:style-name="gr61" draw:text-style-name="P2" draw:layer="layout" svg:x1="7.874cm" svg:y1="10.954cm" svg:x2="14.662cm" svg:y2="6.096cm" draw:start-shape="id12" draw:start-glue-point="1" draw:end-shape="id9" draw:end-glue-point="2" svg:d="M7874 10954h6788v-4858" svg:viewBox="0 0 6789 4859">
          <text:p/>
        </draw:connector>
        <draw:frame draw:style-name="gr62" draw:text-style-name="P35" draw:layer="layout" svg:width="4.105cm" svg:height="1.984cm" svg:x="9.825cm" svg:y="8.337cm">
          <draw:text-box>
            <text:p><text:span text:style-name="T7">[A</text:span><text:span text:style-name="T8">i</text:span><text:span text:style-name="T15">]</text:span><text:span text:style-name="T8">1</text:span><text:span text:style-name="T7">, [B</text:span><text:span text:style-name="T8">i</text:span><text:span text:style-name="T15">]</text:span><text:span text:style-name="T8">1</text:span><text:span text:style-name="T7">, [B</text:span><text:span text:style-name="T8">i</text:span><text:span text:style-name="T15">]</text:span><text:span text:style-name="T8">2</text:span><text:span text:style-name="T7">, [C</text:span><text:span text:style-name="T8">i</text:span><text:span text:style-name="T15">]</text:span><text:span text:style-name="T8">1</text:span></text:p>
            <text:p><text:span text:style-name="T13">[α</text:span><text:span text:style-name="T12">]</text:span><text:span text:style-name="T16">1</text:span><text:span text:style-name="T12">, [</text:span><text:span text:style-name="T13">β</text:span><text:span text:style-name="T12">]</text:span><text:span text:style-name="T16">1</text:span><text:span text:style-name="T12">, [</text:span><text:span text:style-name="T13">β</text:span><text:span text:style-name="T12">]</text:span><text:span text:style-name="T16">2</text:span><text:span text:style-name="T12">, <text:s/>[</text:span><text:span text:style-name="T13">δ]</text:span><text:span text:style-name="T14">1</text:span></text:p>
            <text:p><text:span text:style-name="T8"><text:s/></text:span></text:p>
          </draw:text-box>
        </draw:frame>
        <draw:line draw:style-name="gr46" draw:text-style-name="P34" draw:layer="layout" svg:x1="3.992cm" svg:y1="12.69cm" svg:x2="11.036cm" svg:y2="12.704cm">
          <text:p text:style-name="P2"><text:span text:style-name="T7"><text:s text:c="6"/></text:span></text:p>
          <text:p text:style-name="P2"><text:span text:style-name="T7"/></text:p>
        </draw:line>
        <draw:custom-shape draw:style-name="gr63" draw:text-style-name="P33" xml:id="id14" draw:id="id14" draw:layer="layout" svg:width="3.556cm" svg:height="1.592cm" svg:x="4.321cm" svg:y="7.774cm">
          <text:p text:style-name="P2">PRNG</text:p>
          <draw:enhanced-geometry svg:viewBox="0 0 21600 21600" draw:type="rectangle" draw:enhanced-path="M 0 0 L 21600 0 21600 21600 0 21600 0 0 Z N"/>
        </draw:custom-shape>
        <draw:connector draw:style-name="gr57" draw:text-style-name="P2" draw:layer="layout" svg:x1="6.099cm" svg:y1="7.774cm" svg:x2="11.036cm" svg:y2="4.064cm" draw:start-shape="id14" draw:start-glue-point="0" draw:end-shape="id9" draw:end-glue-point="3" svg:d="M6099 7774v-3710h4937" svg:viewBox="0 0 4938 3711">
          <text:p/>
        </draw:connector>
        <draw:frame draw:style-name="gr50" draw:text-style-name="P35" draw:layer="layout" svg:width="0.951cm" svg:height="0.726cm" svg:x="6.161cm" svg:y="4.318cm">
          <draw:text-box>
            <text:p><text:span text:style-name="T7">r,s</text:span></text:p>
          </draw:text-box>
        </draw:frame>
        <draw:frame draw:style-name="gr64" draw:text-style-name="P38" draw:layer="layout" svg:width="4.318cm" svg:height="2.139cm" svg:x="0.762cm" svg:y="1.524cm">
          <draw:text-box>
            <text:p><text:span text:style-name="T17">3xGPU</text:span></text:p>
          </draw:text-box>
        </draw:frame>
        <draw:frame draw:style-name="gr64" draw:text-style-name="P38" draw:layer="layout" svg:width="4.418cm" svg:height="2.139cm" svg:x="0.662cm" svg:y="13.825cm">
          <draw:text-box>
            <text:p><text:span text:style-name="T17">32xCPU</text:span></text:p>
          </draw:text-box>
        </draw:frame>
        <draw:frame draw:style-name="gr65" draw:text-style-name="P39" draw:layer="layout" svg:width="2.54cm" svg:height="0.954cm" svg:x="25.146cm" svg:y="3.41cm">
          <draw:text-box>
            <text:p><text:span text:style-name="T18">π</text:span></text:p>
          </draw:text-box>
        </draw:frame>
        <draw:line draw:style-name="gr46" draw:text-style-name="P34" draw:layer="layout" svg:x1="24.892cm" svg:y1="4.197cm" svg:x2="26.924cm" svg:y2="4.211cm">
          <text:p text:style-name="P2"><text:span text:style-name="T7"><text:s text:c="6"/></text:span></text:p>
          <text:p text:style-name="P2"><text:span text:style-name="T7"/></text:p>
        </draw:line>
        <draw:connector draw:style-name="gr6" draw:text-style-name="P1" draw:layer="layout" svg:x1="17.68cm" svg:y1="9.584cm" svg:x2="21.932cm" svg:y2="4.191cm" draw:start-shape="id11" draw:start-glue-point="1" draw:end-shape="id13" draw:end-glue-point="3" svg:d="M17680 9584h2126v-5393h2126" svg:viewBox="0 0 4253 5394">
          <text:p/>
        </draw:connector>
        <draw:custom-shape draw:style-name="gr66" draw:text-style-name="P33" xml:id="id9" draw:id="id9" draw:layer="layout" svg:width="7.252cm" svg:height="4.064cm" svg:x="11.036cm" svg:y="2.032cm">
          <text:p text:style-name="P2">Mex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8:53:30.883647525</meta:creation-date>
    <dc:date>2019-12-02T16:23:51.266516229</dc:date>
    <meta:editing-duration>PT6H39M31S</meta:editing-duration>
    <meta:editing-cycles>23</meta:editing-cycles>
    <meta:generator>LibreOffice/6.0.7.3$Linux_X86_64 LibreOffice_project/00m0$Build-3</meta:generator>
    <meta:document-statistic meta:object-count="198"/>
  </office:meta>
</office:document-meta>
</file>